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15pt"/>
    </style:style>
    <style:style style:name="co4" style:family="table-column">
      <style:table-column-properties fo:break-before="auto" style:column-width="72.91pt"/>
    </style:style>
    <style:style style:name="co5" style:family="table-column">
      <style:table-column-properties fo:break-before="auto" style:column-width="70.3pt"/>
    </style:style>
    <style:style style:name="co6" style:family="table-column">
      <style:table-column-properties fo:break-before="auto" style:column-width="78.89pt"/>
    </style:style>
    <style:style style:name="co7" style:family="table-column">
      <style:table-column-properties fo:break-before="auto" style:column-width="73.76pt"/>
    </style:style>
    <style:style style:name="co8" style:family="table-column">
      <style:table-column-properties fo:break-before="auto" style:column-width="75.46pt"/>
    </style:style>
    <style:style style:name="ro1" style:family="table-row">
      <style:table-row-properties style:row-height="21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font-name="Liberation Sans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6" table:default-cell-style-name="ce9"/>
        <table:table-column table:style-name="co2" table:default-cell-style-name="ce9"/>
        <table:table-column table:style-name="co7" table:default-cell-style-name="ce9"/>
        <table:table-column table:style-name="co2" table:default-cell-style-name="ce9"/>
        <table:table-column table:style-name="co8" table:default-cell-style-name="ce9"/>
        <table:table-column table:style-name="co2" table:number-columns-repeated="1008" table:default-cell-style-name="ce9"/>
        <table:table-row table:style-name="ro1">
          <table:table-cell table:style-name="ce6" office:value-type="string" calcext:value-type="string">
            <text:p>Modell</text:p>
          </table:table-cell>
          <table:table-cell table:style-name="ce6" office:value-type="string" calcext:value-type="string">
            <text:p>256 Epochen</text:p>
          </table:table-cell>
          <table:table-cell table:style-name="ce6" office:value-type="string" calcext:value-type="string">
            <text:p>257 Epochen</text:p>
          </table:table-cell>
          <table:table-cell table:style-name="ce14" office:value-type="string" calcext:value-type="string">
            <text:p>258 Epochen</text:p>
          </table:table-cell>
          <table:table-cell table:style-name="ce6" office:value-type="string" calcext:value-type="string">
            <text:p>259 Epochen</text:p>
          </table:table-cell>
          <table:table-cell table:style-name="ce14" office:value-type="string" calcext:value-type="string">
            <text:p>260 Epochen</text:p>
          </table:table-cell>
          <table:table-cell table:style-name="ce6" office:value-type="string" calcext:value-type="string">
            <text:p>261 Epochen</text:p>
          </table:table-cell>
          <table:table-cell table:style-name="ce14" office:value-type="string" calcext:value-type="string">
            <text:p>262 Epochen</text:p>
          </table:table-cell>
          <table:table-cell table:style-name="ce6" office:value-type="string" calcext:value-type="string">
            <text:p>263 Epochen</text:p>
          </table:table-cell>
          <table:table-cell table:style-name="ce14" office:value-type="string" calcext:value-type="string">
            <text:p>264 Epochen</text:p>
          </table:table-cell>
          <table:table-cell table:style-name="ce6" office:value-type="string" calcext:value-type="string">
            <text:p>265 Epochen</text:p>
          </table:table-cell>
          <table:table-cell table:style-name="ce14" office:value-type="string" calcext:value-type="string">
            <text:p>266 Epochen</text:p>
          </table:table-cell>
          <table:table-cell table:style-name="ce6" office:value-type="string" calcext:value-type="string">
            <text:p>267 Epochen</text:p>
          </table:table-cell>
          <table:table-cell table:style-name="ce14" office:value-type="string" calcext:value-type="string">
            <text:p>268 Epochen</text:p>
          </table:table-cell>
          <table:table-cell table:style-name="ce6" office:value-type="string" calcext:value-type="string">
            <text:p>269 Epochen</text:p>
          </table:table-cell>
          <table:table-cell table:style-name="ce14" office:value-type="string" calcext:value-type="string">
            <text:p>270 Epochen</text:p>
          </table:table-cell>
          <table:table-cell table:style-name="ce6" office:value-type="string" calcext:value-type="string">
            <text:p>271 Epochen</text:p>
          </table:table-cell>
          <table:table-cell table:style-name="ce6" office:value-type="string" calcext:value-type="string">
            <text:p>272 Epochen</text:p>
          </table:table-cell>
          <table:table-cell table:style-name="ce6"/>
          <table:table-cell table:style-name="ce14"/>
          <table:table-cell table:style-name="ce6"/>
          <table:table-cell table:number-columns-repeated="1003"/>
        </table:table-row>
        <table:table-row table:style-name="ro2">
          <table:table-cell table:style-name="ce7" office:value-type="string" calcext:value-type="string">
            <text:p>Modell 0</text:p>
          </table:table-cell>
          <table:table-cell table:style-name="ce10" office:value-type="float" office:value="0.344997644424438" calcext:value-type="float">
            <text:p>0.344997644424438</text:p>
          </table:table-cell>
          <table:table-cell table:style-name="ce10" office:value-type="float" office:value="0.222498178482056" calcext:value-type="float">
            <text:p>0.222498178482056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number-columns-repeated="2"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number-columns-repeated="2"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6" office:value-type="float" office:value="0.23999810218811" calcext:value-type="float">
            <text:p>0.23999810218811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1</text:p>
          </table:table-cell>
          <table:table-cell table:style-name="ce10" office:value-type="float" office:value="0.397497415542603" calcext:value-type="float">
            <text:p>0.397497415542603</text:p>
          </table:table-cell>
          <table:table-cell table:style-name="ce10" office:value-type="float" office:value="0.220000743865967" calcext:value-type="float">
            <text:p>0.220000743865967</text:p>
          </table:table-cell>
          <table:table-cell table:style-name="ce15" office:value-type="float" office:value="0.225001573562622" calcext:value-type="float">
            <text:p>0.225001573562622</text:p>
          </table:table-cell>
          <table:table-cell table:style-name="ce15" office:value-type="float" office:value="0.227499008178711" calcext:value-type="float">
            <text:p>0.227499008178711</text:p>
          </table:table-cell>
          <table:table-cell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227499008178711" calcext:value-type="float">
            <text:p>0.227499008178711</text:p>
          </table:table-cell>
          <table:table-cell table:number-columns-repeated="3" table:style-name="ce15" office:value-type="float" office:value="0.212502479553223" calcext:value-type="float">
            <text:p>0.212502479553223</text:p>
          </table:table-cell>
          <table:table-cell table:number-columns-repeated="2"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6" office:value-type="float" office:value="0.23999810218811" calcext:value-type="float">
            <text:p>0.23999810218811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2</text:p>
          </table:table-cell>
          <table:table-cell table:style-name="ce10" office:value-type="float" office:value="0.309997797012329" calcext:value-type="float">
            <text:p>0.309997797012329</text:p>
          </table:table-cell>
          <table:table-cell table:style-name="ce10" office:value-type="float" office:value="0.204998254776001" calcext:value-type="float">
            <text:p>0.204998254776001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number-columns-repeated="2"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number-columns-repeated="2"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6" office:value-type="float" office:value="0.222498178482056" calcext:value-type="float">
            <text:p>0.222498178482056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3</text:p>
          </table:table-cell>
          <table:table-cell table:style-name="ce10" office:value-type="float" office:value="0.482499599456787" calcext:value-type="float">
            <text:p>0.482499599456787</text:p>
          </table:table-cell>
          <table:table-cell table:style-name="ce10" office:value-type="float" office:value="0.197499990463257" calcext:value-type="float">
            <text:p>0.197499990463257</text:p>
          </table:table-cell>
          <table:table-cell table:style-name="ce15" office:value-type="float" office:value="0.187498331069946" calcext:value-type="float">
            <text:p>0.187498331069946</text:p>
          </table:table-cell>
          <table:table-cell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174973487854" calcext:value-type="float">
            <text:p>0.2174973487854</text:p>
          </table:table-cell>
          <table:table-cell table:number-columns-repeated="2"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style-name="ce16" office:value-type="float" office:value="0.2174973487854" calcext:value-type="float">
            <text:p>0.2174973487854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4</text:p>
          </table:table-cell>
          <table:table-cell table:style-name="ce10" office:value-type="float" office:value="0.34250020980835" calcext:value-type="float">
            <text:p>0.34250020980835</text:p>
          </table:table-cell>
          <table:table-cell table:style-name="ce10" office:value-type="float" office:value="0.230002403259277" calcext:value-type="float">
            <text:p>0.230002403259277</text:p>
          </table:table-cell>
          <table:table-cell table:number-columns-repeated="2"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30002403259277" calcext:value-type="float">
            <text:p>0.230002403259277</text:p>
          </table:table-cell>
          <table:table-cell table:style-name="ce15" office:value-type="float" office:value="0.227499008178711" calcext:value-type="float">
            <text:p>0.227499008178711</text:p>
          </table:table-cell>
          <table:table-cell table:style-name="ce15" office:value-type="float" office:value="0.225001573562622" calcext:value-type="float">
            <text:p>0.225001573562622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number-columns-repeated="2"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27499008178711" calcext:value-type="float">
            <text:p>0.227499008178711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style-name="ce16" office:value-type="float" office:value="0.279998779296875" calcext:value-type="float">
            <text:p>0.279998779296875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5</text:p>
          </table:table-cell>
          <table:table-cell table:style-name="ce10" office:value-type="float" office:value="0.367498397827148" calcext:value-type="float">
            <text:p>0.367498397827148</text:p>
          </table:table-cell>
          <table:table-cell table:style-name="ce10" office:value-type="float" office:value="0.199997425079346" calcext:value-type="float">
            <text:p>0.199997425079346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style-name="ce15" office:value-type="float" office:value="0.220000743865967" calcext:value-type="float">
            <text:p>0.220000743865967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6" office:value-type="float" office:value="0.209999084472656" calcext:value-type="float">
            <text:p>0.209999084472656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6</text:p>
          </table:table-cell>
          <table:table-cell table:style-name="ce10" office:value-type="float" office:value="0.422501564025879" calcext:value-type="float">
            <text:p>0.422501564025879</text:p>
          </table:table-cell>
          <table:table-cell table:style-name="ce10" office:value-type="float" office:value="0.2174973487854" calcext:value-type="float">
            <text:p>0.2174973487854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number-columns-repeated="2" table:style-name="ce15" office:value-type="float" office:value="0.2174973487854" calcext:value-type="float">
            <text:p>0.2174973487854</text:p>
          </table:table-cell>
          <table:table-cell table:style-name="ce15" office:value-type="float" office:value="0.209999084472656" calcext:value-type="float">
            <text:p>0.209999084472656</text:p>
          </table:table-cell>
          <table:table-cell table:number-columns-repeated="2" table:style-name="ce15" office:value-type="float" office:value="0.204998254776001" calcext:value-type="float">
            <text:p>0.204998254776001</text:p>
          </table:table-cell>
          <table:table-cell table:style-name="ce16" office:value-type="float" office:value="0.255000591278076" calcext:value-type="float">
            <text:p>0.255000591278076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7</text:p>
          </table:table-cell>
          <table:table-cell table:style-name="ce10" office:value-type="float" office:value="0.349998474121094" calcext:value-type="float">
            <text:p>0.349998474121094</text:p>
          </table:table-cell>
          <table:table-cell table:style-name="ce10" office:value-type="float" office:value="0.195002555847168" calcext:value-type="float">
            <text:p>0.195002555847168</text:p>
          </table:table-cell>
          <table:table-cell table:style-name="ce15" office:value-type="float" office:value="0.174999237060547" calcext:value-type="float">
            <text:p>0.174999237060547</text:p>
          </table:table-cell>
          <table:table-cell table:style-name="ce15" office:value-type="float" office:value="0.180000066757202" calcext:value-type="float">
            <text:p>0.180000066757202</text:p>
          </table:table-cell>
          <table:table-cell table:number-columns-repeated="3" table:style-name="ce15" office:value-type="float" office:value="0.185000896453857" calcext:value-type="float">
            <text:p>0.185000896453857</text:p>
          </table:table-cell>
          <table:table-cell table:number-columns-repeated="2" table:style-name="ce15" office:value-type="float" office:value="0.182497501373291" calcext:value-type="float">
            <text:p>0.182497501373291</text:p>
          </table:table-cell>
          <table:table-cell table:style-name="ce15" office:value-type="float" office:value="0.192499160766602" calcext:value-type="float">
            <text:p>0.192499160766602</text:p>
          </table:table-cell>
          <table:table-cell table:style-name="ce15" office:value-type="float" office:value="0.185000896453857" calcext:value-type="float">
            <text:p>0.185000896453857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6" office:value-type="float" office:value="0.244998931884766" calcext:value-type="float">
            <text:p>0.244998931884766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8</text:p>
          </table:table-cell>
          <table:table-cell table:style-name="ce10" office:value-type="float" office:value="0.392502546310425" calcext:value-type="float">
            <text:p>0.392502546310425</text:p>
          </table:table-cell>
          <table:table-cell table:style-name="ce10" office:value-type="float" office:value="0.197499990463257" calcext:value-type="float">
            <text:p>0.197499990463257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212502479553223" calcext:value-type="float">
            <text:p>0.212502479553223</text:p>
          </table:table-cell>
          <table:table-cell table:style-name="ce15" office:value-type="float" office:value="0.185000896453857" calcext:value-type="float">
            <text:p>0.185000896453857</text:p>
          </table:table-cell>
          <table:table-cell table:style-name="ce12" office:value-type="float" office:value="0.177502632141113" calcext:value-type="float">
            <text:p>0.177502632141113</text:p>
          </table:table-cell>
          <table:table-cell table:style-name="ce15" office:value-type="float" office:value="0.190001726150513" calcext:value-type="float">
            <text:p>0.190001726150513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85000896453857" calcext:value-type="float">
            <text:p>0.185000896453857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185000896453857" calcext:value-type="float">
            <text:p>0.185000896453857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182497501373291" calcext:value-type="float">
            <text:p>0.182497501373291</text:p>
          </table:table-cell>
          <table:table-cell table:style-name="ce15" office:value-type="float" office:value="0.195002555847168" calcext:value-type="float">
            <text:p>0.195002555847168</text:p>
          </table:table-cell>
          <table:table-cell table:style-name="ce15" office:value-type="float" office:value="0.187498331069946" calcext:value-type="float">
            <text:p>0.187498331069946</text:p>
          </table:table-cell>
          <table:table-cell table:style-name="ce16" office:value-type="float" office:value="0.234997272491455" calcext:value-type="float">
            <text:p>0.234997272491455</text:p>
          </table:table-cell>
          <table:table-cell table:style-name="ce16"/>
          <table:table-cell table:number-columns-repeated="1005"/>
        </table:table-row>
        <table:table-row table:style-name="ro2">
          <table:table-cell table:style-name="ce7" office:value-type="string" calcext:value-type="string">
            <text:p>Modell 9</text:p>
          </table:table-cell>
          <table:table-cell table:style-name="ce10" office:value-type="float" office:value="0.367498397827148" calcext:value-type="float">
            <text:p>0.367498397827148</text:p>
          </table:table-cell>
          <table:table-cell table:style-name="ce10" office:value-type="float" office:value="0.204998254776001" calcext:value-type="float">
            <text:p>0.204998254776001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5" office:value-type="float" office:value="0.199997425079346" calcext:value-type="float">
            <text:p>0.199997425079346</text:p>
          </table:table-cell>
          <table:table-cell table:style-name="ce15" office:value-type="float" office:value="0.202500820159912" calcext:value-type="float">
            <text:p>0.202500820159912</text:p>
          </table:table-cell>
          <table:table-cell table:style-name="ce15" office:value-type="float" office:value="0.192499160766602" calcext:value-type="float">
            <text:p>0.192499160766602</text:p>
          </table:table-cell>
          <table:table-cell table:number-columns-repeated="2"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14999914169312" calcext:value-type="float">
            <text:p>0.214999914169312</text:p>
          </table:table-cell>
          <table:table-cell table:style-name="ce15" office:value-type="float" office:value="0.207501649856567" calcext:value-type="float">
            <text:p>0.207501649856567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197499990463257" calcext:value-type="float">
            <text:p>0.197499990463257</text:p>
          </table:table-cell>
          <table:table-cell table:style-name="ce15" office:value-type="float" office:value="0.204998254776001" calcext:value-type="float">
            <text:p>0.204998254776001</text:p>
          </table:table-cell>
          <table:table-cell table:style-name="ce15" office:value-type="float" office:value="0.2174973487854" calcext:value-type="float">
            <text:p>0.2174973487854</text:p>
          </table:table-cell>
          <table:table-cell table:style-name="ce16" office:value-type="float" office:value="0.232499837875366" calcext:value-type="float">
            <text:p>0.232499837875366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7" office:value-type="string" calcext:value-type="string">
            <text:p>Ensemble</text:p>
          </table:table-cell>
          <table:table-cell table:style-name="ce10" office:value-type="float" office:value="0.265002250671387" calcext:value-type="float">
            <text:p>0.265002250671387</text:p>
          </table:table-cell>
          <table:table-cell table:style-name="ce10" office:value-type="float" office:value="0.177502632141113" calcext:value-type="float">
            <text:p>0.177502632141113</text:p>
          </table:table-cell>
          <table:table-cell table:style-name="ce15" office:value-type="float" office:value="0.174999237060547" calcext:value-type="float">
            <text:p>0.174999237060547</text:p>
          </table:table-cell>
          <table:table-cell table:style-name="ce13" office:value-type="float" office:value="0.172501802444458" calcext:value-type="float">
            <text:p>0.172501802444458</text:p>
          </table:table-cell>
          <table:table-cell table:style-name="ce15" office:value-type="float" office:value="0.174999237060547" calcext:value-type="float">
            <text:p>0.174999237060547</text:p>
          </table:table-cell>
          <table:table-cell table:style-name="ce15" office:value-type="float" office:value="0.167500972747803" calcext:value-type="float">
            <text:p>0.167500972747803</text:p>
          </table:table-cell>
          <table:table-cell table:style-name="ce15" office:value-type="float" office:value="0.164997577667236" calcext:value-type="float">
            <text:p>0.164997577667236</text:p>
          </table:table-cell>
          <table:table-cell table:style-name="ce15" office:value-type="float" office:value="0.162500143051147" calcext:value-type="float">
            <text:p>0.162500143051147</text:p>
          </table:table-cell>
          <table:table-cell table:number-columns-repeated="2" table:style-name="ce15" office:value-type="float" office:value="0.169998407363892" calcext:value-type="float">
            <text:p>0.169998407363892</text:p>
          </table:table-cell>
          <table:table-cell table:style-name="ce15" office:value-type="float" office:value="0.162500143051147" calcext:value-type="float">
            <text:p>0.162500143051147</text:p>
          </table:table-cell>
          <table:table-cell table:style-name="ce12" office:value-type="float" office:value="0.160002708435059" calcext:value-type="float">
            <text:p>0.160002708435059</text:p>
          </table:table-cell>
          <table:table-cell table:style-name="ce15" office:value-type="float" office:value="0.164997577667236" calcext:value-type="float">
            <text:p>0.164997577667236</text:p>
          </table:table-cell>
          <table:table-cell table:style-name="ce15" office:value-type="float" office:value="0.160002708435059" calcext:value-type="float">
            <text:p>0.160002708435059</text:p>
          </table:table-cell>
          <table:table-cell table:style-name="ce15" office:value-type="float" office:value="0.167500972747803" calcext:value-type="float">
            <text:p>0.167500972747803</text:p>
          </table:table-cell>
          <table:table-cell table:style-name="ce15" office:value-type="float" office:value="0.160002708435059" calcext:value-type="float">
            <text:p>0.160002708435059</text:p>
          </table:table-cell>
          <table:table-cell table:style-name="ce16" office:value-type="float" office:value="0.174999237060547" calcext:value-type="float">
            <text:p>0.174999237060547</text:p>
          </table:table-cell>
          <table:table-cell table:style-name="ce16"/>
          <table:table-cell table:style-name="ce13"/>
          <table:table-cell/>
          <table:table-cell table:style-name="ce13" table:number-columns-repeated="1003"/>
        </table:table-row>
        <table:table-row table:style-name="ro3">
          <table:table-cell table:style-name="ce7" office:value-type="string" calcext:value-type="string">
            <text:p>Best single Model</text:p>
          </table:table-cell>
          <table:table-cell table:style-name="ce13" table:formula="of:=MIN([.B2:.B11])" office:value-type="float" office:value="0.309997797012329" calcext:value-type="float">
            <text:p>0.309997797012329</text:p>
          </table:table-cell>
          <table:table-cell table:style-name="ce13" table:formula="of:=MIN([.C2:.C11])" office:value-type="float" office:value="0.195002555847168" calcext:value-type="float">
            <text:p>0.195002555847168</text:p>
          </table:table-cell>
          <table:table-cell table:style-name="ce13" table:formula="of:=MIN([.D2:.D11])" office:value-type="float" office:value="0.174999237060547" calcext:value-type="float">
            <text:p>0.174999237060547</text:p>
          </table:table-cell>
          <table:table-cell table:style-name="ce13" table:formula="of:=MIN([.E2:.E11])" office:value-type="float" office:value="0.180000066757202" calcext:value-type="float">
            <text:p>0.180000066757202</text:p>
          </table:table-cell>
          <table:table-cell table:style-name="ce13" table:formula="of:=MIN([.F2:.F11])" office:value-type="float" office:value="0.185000896453857" calcext:value-type="float">
            <text:p>0.185000896453857</text:p>
          </table:table-cell>
          <table:table-cell table:style-name="ce13" table:formula="of:=MIN([.G2:.G11])" office:value-type="float" office:value="0.185000896453857" calcext:value-type="float">
            <text:p>0.185000896453857</text:p>
          </table:table-cell>
          <table:table-cell table:style-name="ce17" table:formula="of:=MIN([.H2:.H11])" office:value-type="float" office:value="0.177502632141113" calcext:value-type="float">
            <text:p>0.177502632141113</text:p>
          </table:table-cell>
          <table:table-cell table:style-name="ce13" table:formula="of:=MIN([.I2:.I11])" office:value-type="float" office:value="0.182497501373291" calcext:value-type="float">
            <text:p>0.182497501373291</text:p>
          </table:table-cell>
          <table:table-cell table:style-name="ce13" table:formula="of:=MIN([.J2:.J11])" office:value-type="float" office:value="0.182497501373291" calcext:value-type="float">
            <text:p>0.182497501373291</text:p>
          </table:table-cell>
          <table:table-cell table:style-name="ce13" table:formula="of:=MIN([.K2:.K11])" office:value-type="float" office:value="0.185000896453857" calcext:value-type="float">
            <text:p>0.185000896453857</text:p>
          </table:table-cell>
          <table:table-cell table:style-name="ce13" table:formula="of:=MIN([.L2:.L11])" office:value-type="float" office:value="0.185000896453857" calcext:value-type="float">
            <text:p>0.185000896453857</text:p>
          </table:table-cell>
          <table:table-cell table:style-name="ce13" table:formula="of:=MIN([.M2:.M11])" office:value-type="float" office:value="0.185000896453857" calcext:value-type="float">
            <text:p>0.185000896453857</text:p>
          </table:table-cell>
          <table:table-cell table:style-name="ce13" table:formula="of:=MIN([.N2:.N11])" office:value-type="float" office:value="0.195002555847168" calcext:value-type="float">
            <text:p>0.195002555847168</text:p>
          </table:table-cell>
          <table:table-cell table:style-name="ce13" table:formula="of:=MIN([.O2:.O11])" office:value-type="float" office:value="0.182497501373291" calcext:value-type="float">
            <text:p>0.182497501373291</text:p>
          </table:table-cell>
          <table:table-cell table:style-name="ce13" table:formula="of:=MIN([.P2:.P11])" office:value-type="float" office:value="0.195002555847168" calcext:value-type="float">
            <text:p>0.195002555847168</text:p>
          </table:table-cell>
          <table:table-cell table:style-name="ce13" table:formula="of:=MIN([.Q2:.Q11])" office:value-type="float" office:value="0.187498331069946" calcext:value-type="float">
            <text:p>0.187498331069946</text:p>
          </table:table-cell>
          <table:table-cell table:style-name="ce13" table:formula="of:=MIN([.R2:.R11])" office:value-type="float" office:value="0.209999084472656" calcext:value-type="float">
            <text:p>0.209999084472656</text:p>
          </table:table-cell>
          <table:table-cell table:style-name="ce13" table:number-columns-repeated="2"/>
          <table:table-cell/>
          <table:table-cell table:style-name="ce13" table:number-columns-repeated="1003"/>
        </table:table-row>
        <table:table-row table:style-name="ro3">
          <table:table-cell table:number-columns-repeated="19"/>
          <table:table-cell table:style-name="ce13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13" table:number-columns-repeated="1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3" table:number-columns-repeated="14"/>
          <table:table-cell table:number-columns-repeated="100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6:00:41.6553181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2-09T16:01:47.108057875</dc:date>
    <meta:editing-duration>PT34M23S</meta:editing-duration>
    <meta:editing-cycles>30</meta:editing-cycles>
    <meta:generator>LibreOffice/5.3.3.2$Linux_X86_64 LibreOffice_project/3d9a8b4b4e538a85e0782bd6c2d430bafe583448</meta:generator>
    <meta:document-statistic meta:table-count="1" meta:cell-count="234" meta:object-count="0"/>
  </office:meta>
</office:document-meta>
</file>